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weight="bold" style:font-weight-asian="bold" fo:font-size="14pt" style:font-size-asian="14pt" style:font-size-complex="14pt" fo:language="uk" fo:country="UA"/>
    </style:style>
    <style:style style:name="P1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 fo:language="uk" fo:country="UA"/>
    </style:style>
    <style:style style:name="P18" style:parent-style-name="Standard" style:family="paragraph">
      <style:paragraph-properties fo:text-align="center"/>
      <style:text-properties fo:language="uk" fo:country="UA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TableColumn32" style:family="table-column">
      <style:table-column-properties style:column-width="3.3229in" style:use-optimal-column-width="false"/>
    </style:style>
    <style:style style:name="TableColumn33" style:family="table-column">
      <style:table-column-properties style:column-width="3.3236in" style:use-optimal-column-width="false"/>
    </style:style>
    <style:style style:name="Table31" style:family="table">
      <style:table-properties style:width="6.6465in" fo:margin-left="-0.07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/>
      <style:text-properties fo:language="uk" fo:country="UA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end"/>
      <style:text-properties fo:language="uk" fo:country="UA"/>
    </style:style>
    <style:style style:name="P39" style:parent-style-name="Standard" style:family="paragraph">
      <style:paragraph-properties fo:text-align="end"/>
      <style:text-properties fo:language="uk" fo:country="UA"/>
    </style:style>
    <style:style style:name="P40" style:parent-style-name="Standard" style:family="paragraph">
      <style:paragraph-properties fo:text-align="end"/>
      <style:text-properties fo:language="uk" fo:country="UA"/>
    </style:style>
    <style:style style:name="P41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2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3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4" style:parent-style-name="Standard" style:family="paragraph">
      <style:paragraph-properties fo:text-align="end"/>
      <style:text-properties fo:font-style="italic" style:font-style-asian="italic" fo:language="uk" fo:country="UA"/>
    </style:style>
    <style:style style:name="P45" style:parent-style-name="Standard" style:family="paragraph">
      <style:paragraph-properties fo:text-align="end"/>
      <style:text-properties fo:language="uk" fo:country="UA"/>
    </style:style>
    <style:style style:name="P46" style:parent-style-name="Standard" style:family="paragraph">
      <style:paragraph-properties fo:text-align="end"/>
      <style:text-properties fo:language="uk" fo:country="UA"/>
    </style:style>
    <style:style style:name="P47" style:parent-style-name="Standard" style:family="paragraph">
      <style:paragraph-properties fo:text-align="end"/>
      <style:text-properties fo:language="uk" fo:country="UA"/>
    </style:style>
    <style:style style:name="P48" style:parent-style-name="Standard" style:family="paragraph">
      <style:paragraph-properties fo:text-align="center"/>
      <style:text-properties fo:language="uk" fo:country="UA"/>
    </style:style>
    <style:style style:name="P49" style:parent-style-name="Standard" style:family="paragraph">
      <style:paragraph-properties fo:text-align="center"/>
      <style:text-properties fo:language="uk" fo:country="UA"/>
    </style:style>
    <style:style style:name="P50" style:parent-style-name="Standard" style:family="paragraph">
      <style:paragraph-properties fo:text-align="center"/>
      <style:text-properties fo:language="uk" fo:country="UA"/>
    </style:style>
    <style:style style:name="P51" style:parent-style-name="Standard" style:family="paragraph">
      <style:paragraph-properties fo:text-align="center"/>
      <style:text-properties fo:language="uk" fo:country="UA"/>
    </style:style>
    <style:style style:name="P52" style:parent-style-name="Standard" style:family="paragraph">
      <style:paragraph-properties fo:text-align="center"/>
      <style:text-properties fo:language="uk" fo:country="UA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4" style:parent-style-name="Standard" style:family="paragraph">
      <style:paragraph-properties fo:text-align="center"/>
      <style:text-properties fo:font-size="14pt" style:font-size-asian="14pt" style:font-size-complex="14pt" fo:language="uk" fo:country="UA"/>
    </style:style>
    <style:style style:name="P55" style:parent-style-name="Standard" style:family="paragraph">
      <style:paragraph-properties fo:text-align="center" fo:margin-bottom="0.166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56" style:parent-style-name="Standard" style:family="paragraph">
      <style:paragraph-properties fo:text-align="justify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uk" fo:country="UA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fo:language="uk" fo:country="UA"/>
    </style:style>
    <style:style style:name="P6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P6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uk" fo:country="UA"/>
    </style:style>
    <style:style style:name="T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9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4" style:parent-style-name="Обычный" style:family="paragraph">
      <style:paragraph-properties fo:break-before="page"/>
      <style:text-properties style:font-name="Courier New" style:font-name-complex="Courier New" fo:font-size="10pt" style:font-size-asian="10pt" style:font-size-complex="10pt"/>
    </style:style>
    <style:style style:name="P14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6" style:parent-style-name="Standard" style:family="paragraph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14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4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5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6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7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8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9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3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240" style:parent-style-name="Standard" style:family="paragraph">
      <style:text-properties style:font-name="Courier New" style:font-name-complex="Courier New" fo:font-size="10pt" style:font-size-asian="10pt" style:font-size-complex="10pt" fo:language="uk" fo:country="UA"/>
    </style:style>
    <style:style style:name="P241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4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4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24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4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4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4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4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4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5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6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7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8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4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5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6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7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8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299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0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1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2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3" style:parent-style-name="Standard" style:family="paragraph">
      <style:text-properties style:font-name="Courier New" style:font-name-complex="Courier New" style:font-weight-complex="bold" fo:font-size="10pt" style:font-size-asian="10pt" style:font-size-complex="10pt" fo:language="uk" fo:country="UA"/>
    </style:style>
    <style:style style:name="P30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P305" style:parent-style-name="Standard" style:family="paragraph">
      <style:paragraph-properties fo:text-align="center"/>
    </style:style>
    <style:style style:name="T30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30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uk" fo:country="UA"/>
    </style:style>
    <style:style style:name="T3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30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1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3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4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5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6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7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1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32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32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3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</office:automatic-styles>
  <office:body>
    <office:text text:use-soft-page-breaks="true">
      <text:p text:style-name="P1"/>
      <text:p text:style-name="P2">МІНІСТЕРСТВО ОСВІТИ І НАУКИ</text:p>
      <text:p text:style-name="P3">НАЦІОНАЛЬНИЙ ТЕХНІЧНИЙ УНІВЕРСИТЕТ УКРАЇНИ</text:p>
      <text:p text:style-name="P4">«КИЇВСЬКИЙ ПОЛІТЕХНІЧНИЙ ІНСТИТУТ ІМ. ІГОРЯ СІКОРСЬКОГО»</text:p>
      <text:p text:style-name="P5">ФАКУЛЬТЕТ ПРИКЛАДНОЇ МАТЕМАТИКИ</text:p>
      <text:p text:style-name="P6">КАФЕДРА СИСТЕМНОГО<text:s/>ПРОГРАМУВАННЯ І СПЕЦІАЛІЗОВАНИХ КОМП’ЮТЕРНИХ СИСТЕ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ЛАБОРАТОРНА РОБОТА №1</text:span></text:p>
      <text:p text:style-name="P17"/>
      <text:p text:style-name="P18"/>
      <text:p text:style-name="P19">з дисципліни «Архітектура комп’ютерів»</text:p>
      <text:p text:style-name="P20">Тема: «Реалізація пошуку всіх послідовностей в рядку»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>Виконали</text:p>
            <text:p text:style-name="P39">студенти<text:s/>4 курсу</text:p>
            <text:p text:style-name="P40">гр.КВ-43</text:p>
            <text:p text:style-name="P41">Шапошніков Олександр</text:p>
            <text:p text:style-name="P42">Комарянський Леонід</text:p>
            <text:p text:style-name="P43">Маяков Дмитро</text:p>
            <text:p text:style-name="P44"/>
            <text:p text:style-name="P45">Перевірив:</text:p>
            <text:p text:style-name="P46"/>
            <text:p text:style-name="P47">______________________</text:p>
          </table:table-cell>
        </table:table-row>
      </table:table>
      <text:p text:style-name="P48"/>
      <text:p text:style-name="P49"/>
      <text:p text:style-name="P50"/>
      <text:p text:style-name="P51"/>
      <text:p text:style-name="P52"/>
      <text:p text:style-name="P53">Київ</text:p>
      <text:p text:style-name="P54">2017</text:p>
      <text:soft-page-break/>
      <text:p text:style-name="P55">Завдання</text:p>
      <text:p text:style-name="P56"><text:span text:style-name="T57"><text:tab/></text:span><text:span text:style-name="T58">Реалізація пошуку всіх послідовностей в рядку, які відповідають заданому шаблону,</text:span></text:p>
      <text:p text:style-name="P59">що складається з набору довільних символів та<text:s/>символу “*”. Символ “*” відповідає</text:p>
      <text:p text:style-name="P60">довільному набору символів та може зустрічатися в шаблоні декілька разів.</text:p>
      <text:p text:style-name="P61"/>
      <text:p text:style-name="P62">Лістинг:</text:p>
      <text:p text:style-name="P63"/>
      <text:p text:style-name="Standard"><text:span text:style-name="T64">Пакет Wildcard:</text:span><text:span text:style-name="T65"><text:line-break/></text:span><text:span text:style-name="T66">package wildcard</text:span></text:p>
      <text:p text:style-name="P67"/>
      <text:p text:style-name="P68">import "strings"</text:p>
      <text:p text:style-name="P69"/>
      <text:p text:style-name="P70">//Match does string matching with `*` wildcard support.</text:p>
      <text:p text:style-name="P71">//Returns a slice with N positions of all matched wildcardStr substrings in sourceStr.</text:p>
      <text:p text:style-name="P72">//Trailing wildcards `str***` are ignored.</text:p>
      <text:p text:style-name="P73">//With heading wildcards `***str` position 1 will be returned N times.</text:p>
      <text:p text:style-name="P74">func Match(sourceStr, wildcardStr string) (foundValues []int) {</text:p>
      <text:p text:style-name="P75"><text:tab/>hasHeadingWildcard := false</text:p>
      <text:p text:style-name="P76"><text:tab/>foundValues = nil</text:p>
      <text:p text:style-name="P77"/>
      <text:p text:style-name="P78"><text:tab/>//remove trailing *</text:p>
      <text:p text:style-name="P79"><text:tab/>wildcardTrimmed := strings.TrimRight(wildcardStr, "*")</text:p>
      <text:p text:style-name="P80"/>
      <text:p text:style-name="P81"><text:tab/>// if nothing left pattern always matches all the string</text:p>
      <text:p text:style-name="P82"><text:tab/>if wildcardTrimmed == "" {</text:p>
      <text:p text:style-name="P83"><text:tab/><text:tab/>foundValues = []int{0}</text:p>
      <text:p text:style-name="P84"><text:tab/><text:tab/>return</text:p>
      <text:p text:style-name="P85"><text:tab/>}</text:p>
      <text:p text:style-name="P86"/>
      <text:p text:style-name="P87"><text:tab/>if len(wildcardTrimmed) &gt; len(sourceStr) {</text:p>
      <text:p text:style-name="P88"><text:tab/><text:tab/>return</text:p>
      <text:p text:style-name="P89"><text:tab/>}</text:p>
      <text:p text:style-name="P90"/>
      <text:p text:style-name="P91"><text:tab/>if strings.HasPrefix(wildcardTrimmed, "*") {</text:p>
      <text:p text:style-name="P92"><text:tab/><text:tab/>wildcardTrimmed = strings.TrimLeft(wildcardTrimmed, "*")</text:p>
      <text:p text:style-name="P93"><text:tab/><text:tab/>hasHeadingWildcard = true</text:p>
      <text:p text:style-name="P94"><text:tab/>}</text:p>
      <text:p text:style-name="P95"/>
      <text:p text:style-name="P96"><text:tab/>startIndex, sourceIndex, wildcardIndex, wasWildcard, isSearchReset := 0, 0, 0, false, false</text:p>
      <text:p text:style-name="P97"><text:tab/>wcardLength, sourceLength := len(wildcardTrimmed), len(sourceStr)</text:p>
      <text:p text:style-name="P98"><text:tab/>// naїve algorithm</text:p>
      <text:p text:style-name="P99"><text:tab/>// Example pattern: ex**p*e (example)</text:p>
      <text:p text:style-name="P100"><text:tab/>for startIndex &lt; sourceLength {</text:p>
      <text:p text:style-name="P101"/>
      <text:p text:style-name="P102"><text:tab/><text:tab/>// skip wildcards until the last one</text:p>
      <text:p text:style-name="P103"><text:tab/><text:tab/>// guaranteed to have at least one non-wildcard at the end</text:p>
      <text:p text:style-name="P104"><text:tab/><text:tab/>if wildcardTrimmed[wildcardIndex] == '*' {</text:p>
      <text:p text:style-name="P105"><text:tab/><text:tab/><text:tab/>for wildcardTrimmed[wildcardIndex] == '*' {</text:p>
      <text:p text:style-name="P106"><text:tab/><text:tab/><text:tab/><text:tab/>wildcardIndex++</text:p>
      <text:p text:style-name="P107"><text:tab/><text:tab/><text:tab/>}</text:p>
      <text:p text:style-name="P108"><text:tab/><text:tab/><text:tab/>wasWildcard = true</text:p>
      <text:p text:style-name="P109"><text:tab/><text:tab/>}</text:p>
      <text:p text:style-name="P110"/>
      <text:p text:style-name="P111"><text:tab/><text:tab/>// update source index if it mathces the non-wildcard symbol</text:p>
      <text:p text:style-name="P112"><text:tab/><text:tab/>// advance wildcard counter</text:p>
      <text:soft-page-break/>
      <text:p text:style-name="P113"><text:tab/><text:tab/>if sourceStr[sourceIndex] == wildcardTrimmed[wildcardIndex] {</text:p>
      <text:p text:style-name="P114"><text:tab/><text:tab/><text:tab/>sourceIndex++</text:p>
      <text:p text:style-name="P115"><text:tab/><text:tab/><text:tab/>wildcardIndex++</text:p>
      <text:p text:style-name="P116"><text:tab/><text:tab/><text:tab/>wasWildcard = false</text:p>
      <text:p text:style-name="P117"><text:tab/><text:tab/>} else if wasWildcard { // wildcard always matches</text:p>
      <text:p text:style-name="P118"><text:tab/><text:tab/><text:tab/>sourceIndex++</text:p>
      <text:p text:style-name="P119"><text:tab/><text:tab/>} else { // search complete, start anew</text:p>
      <text:p text:style-name="P120"><text:tab/><text:tab/><text:tab/>isSearchReset = true</text:p>
      <text:p text:style-name="P121"><text:tab/><text:tab/>}</text:p>
      <text:p text:style-name="P122"/>
      <text:p text:style-name="P123"><text:tab/><text:tab/>// if value found add to result</text:p>
      <text:p text:style-name="P124"><text:tab/><text:tab/>if wildcardIndex &gt;= wcardLength &amp;&amp; !isSearchReset {</text:p>
      <text:p text:style-name="P125"><text:tab/><text:tab/><text:tab/>if hasHeadingWildcard {</text:p>
      <text:p text:style-name="P126"><text:tab/><text:tab/><text:tab/><text:tab/>foundValues = append(foundValues, 0)</text:p>
      <text:p text:style-name="P127"><text:tab/><text:tab/><text:tab/>} else {</text:p>
      <text:p text:style-name="P128"><text:tab/><text:tab/><text:tab/><text:tab/>foundValues = append(foundValues, startIndex)</text:p>
      <text:p text:style-name="P129"><text:tab/><text:tab/><text:tab/>}</text:p>
      <text:p text:style-name="P130"><text:tab/><text:tab/><text:tab/>isSearchReset = true</text:p>
      <text:p text:style-name="P131"><text:tab/><text:tab/>}</text:p>
      <text:p text:style-name="P132"/>
      <text:p text:style-name="P133"><text:tab/><text:tab/>// reset (advance) search</text:p>
      <text:p text:style-name="P134"><text:tab/><text:tab/>if isSearchReset || sourceIndex == sourceLength {</text:p>
      <text:p text:style-name="P135"><text:tab/><text:tab/><text:tab/>wildcardIndex = 0</text:p>
      <text:p text:style-name="P136"><text:tab/><text:tab/><text:tab/>startIndex++</text:p>
      <text:p text:style-name="P137"><text:tab/><text:tab/><text:tab/>sourceIndex = startIndex</text:p>
      <text:p text:style-name="P138"><text:tab/><text:tab/><text:tab/>isSearchReset = false</text:p>
      <text:p text:style-name="P139"><text:tab/><text:tab/>}</text:p>
      <text:p text:style-name="P140"><text:tab/>}</text:p>
      <text:p text:style-name="P141"/>
      <text:p text:style-name="P142"><text:tab/>return</text:p>
      <text:p text:style-name="P143">}</text:p>
      <text:p text:style-name="P144"/>
      <text:p text:style-name="P145"/>
      <text:p text:style-name="P146">Тести:</text:p>
      <text:p text:style-name="P147">package wildcard</text:p>
      <text:p text:style-name="P148"/>
      <text:p text:style-name="P149">import (</text:p>
      <text:p text:style-name="P150"><text:tab/>"reflect"</text:p>
      <text:p text:style-name="P151"><text:tab/>"testing"</text:p>
      <text:p text:style-name="P152">)</text:p>
      <text:p text:style-name="P153"/>
      <text:p text:style-name="P154">type testpair struct {</text:p>
      <text:p text:style-name="P155"><text:tab/>source <text:s text:c="2"/>string</text:p>
      <text:p text:style-name="P156"><text:tab/>pattern <text:s/>string</text:p>
      <text:p text:style-name="P157"><text:tab/>expected []int</text:p>
      <text:p text:style-name="P158">}</text:p>
      <text:p text:style-name="P159"/>
      <text:p text:style-name="P160">type testCases []testpair</text:p>
      <text:p text:style-name="P161"/>
      <text:p text:style-name="P162">var deadCases = testCases{</text:p>
      <text:p text:style-name="P163"><text:tab/>{"", "", []int{0}},</text:p>
      <text:p text:style-name="P164"><text:tab/>{"no test", "", []int{0}},</text:p>
      <text:p text:style-name="P165"><text:tab/>{"", "no origin", nil},</text:p>
      <text:p text:style-name="P166"><text:tab/>{"small", "bigger than original", nil},</text:p>
      <text:p text:style-name="P167">}</text:p>
      <text:p text:style-name="P168"/>
      <text:p text:style-name="P169">var singleLetter = testCases{</text:p>
      <text:p text:style-name="P170"><text:tab/>{"test", "e", []int{1}},</text:p>
      <text:p text:style-name="P171"><text:tab/>{"test", "t", []int{0, 3}},</text:p>
      <text:p text:style-name="P172"><text:tab/>{"test", "x", nil},</text:p>
      <text:p text:style-name="P173"><text:tab/>{"abracadabra", "a", []int{0, 3, 5, 7, 10}},</text:p>
      <text:p text:style-name="P174"><text:tab/>{"abracadabra", "x", nil},</text:p>
      <text:p text:style-name="P175"><text:tab/>{"She called a storm upon this town.", "s", []int{13, 27}},</text:p>
      <text:p text:style-name="P176">}</text:p>
      <text:p text:style-name="P177"/>
      <text:p text:style-name="P178">var multipleLetters = testCases{</text:p>
      <text:p text:style-name="P179"><text:tab/>{"test", "*", []int{0}},</text:p>
      <text:p text:style-name="P180"><text:tab/>{"test", "es", []int{1}},</text:p>
      <text:p text:style-name="P181"><text:tab/>{"test", "te", []int{0}},</text:p>
      <text:p text:style-name="P182"><text:tab/>{"test", "test", []int{0}},</text:p>
      <text:p text:style-name="P183"><text:tab/>{"abracadabra", "acad", []int{3}},</text:p>
      <text:p text:style-name="P184"><text:tab/>{"She called a storm upon this town.", " t", []int{23, 28}},</text:p>
      <text:p text:style-name="P185"><text:tab/>{"She called a storm upon this town.", "called", []int{4}},</text:p>
      <text:p text:style-name="P186">}</text:p>
      <text:p text:style-name="P187"/>
      <text:p text:style-name="P188">var wildcardSingle = testCases{</text:p>
      <text:p text:style-name="P189"><text:tab/>{"test", "*es", []int{0}},</text:p>
      <text:p text:style-name="P190"><text:tab/>{"test", "te*", []int{0}},</text:p>
      <text:p text:style-name="P191"><text:tab/>{"test", "t*t", []int{0}},</text:p>
      <text:p text:style-name="P192"><text:tab/>{"abracadabra", "ac**ad", []int{3}},</text:p>
      <text:p text:style-name="P193"><text:tab/>{"abracadabra", "a*a", []int{0, 3, 5, 7}},</text:p>
      <text:p text:style-name="P194"><text:tab/>{"She called a storm upon this town.", "st*m", []int{13}},</text:p>
      <text:p text:style-name="P195"><text:tab/>{"She called a storm upon this town.", "***st*m", []int{0}},</text:p>
      <text:p text:style-name="P196"><text:tab/>{"test", "*ak", nil},</text:p>
      <text:p text:style-name="P197"><text:tab/>{"test", "dd*", nil},</text:p>
      <text:p text:style-name="P198"><text:tab/>{"test", "t*dt", nil},</text:p>
      <text:p text:style-name="P199">}</text:p>
      <text:p text:style-name="P200"/>
      <text:p text:style-name="P201">var wildcardMultiple = testCases{</text:p>
      <text:p text:style-name="P202"><text:tab/>{"abracadabra", "ac*o*ad", nil},</text:p>
      <text:p text:style-name="P203"><text:tab/>{"abracadabra", "a*b*a", []int{0, 3, 5, 7}},</text:p>
      <text:p text:style-name="P204"><text:tab/>{"She called a storm upon this town.", "a*st*m", []int{5, 11}},</text:p>
      <text:p text:style-name="P205">}</text:p>
      <text:p text:style-name="P206"/>
      <text:p text:style-name="P207">func auxTestLoop(t *testing.T, tests *testCases) {</text:p>
      <text:soft-page-break/>
      <text:p text:style-name="P208"><text:tab/>for _, x := range *tests {</text:p>
      <text:p text:style-name="P209"><text:tab/><text:tab/>result := Match(x.source, x.pattern)</text:p>
      <text:p text:style-name="P210"><text:tab/><text:tab/>if !reflect.DeepEqual(result, x.expected) {</text:p>
      <text:p text:style-name="P211"><text:tab/><text:tab/><text:tab/>t.Errorf(</text:p>
      <text:p text:style-name="P212"><text:tab/><text:tab/><text:tab/><text:tab/>"\ninput:<text:tab/><text:tab/>%#v\n"+</text:p>
      <text:p text:style-name="P213"><text:tab/><text:tab/><text:tab/><text:tab/><text:tab/>"pattern:<text:tab/>%#v\n"+</text:p>
      <text:p text:style-name="P214"><text:tab/><text:tab/><text:tab/><text:tab/><text:tab/>"expected:<text:tab/>%#v\n"+</text:p>
      <text:p text:style-name="P215"><text:tab/><text:tab/><text:tab/><text:tab/><text:tab/>"result:<text:tab/><text:tab/>%#v\n", x.source, x.pattern, x.expected, result,</text:p>
      <text:p text:style-name="P216"><text:tab/><text:tab/><text:tab/>)</text:p>
      <text:p text:style-name="P217"><text:tab/><text:tab/>}</text:p>
      <text:p text:style-name="P218"><text:tab/>}</text:p>
      <text:p text:style-name="P219">}</text:p>
      <text:p text:style-name="P220"/>
      <text:p text:style-name="P221">func TestSingleLetter(t *testing.T) {</text:p>
      <text:p text:style-name="P222"><text:tab/>auxTestLoop(t, &amp;singleLetter)</text:p>
      <text:p text:style-name="P223">}</text:p>
      <text:p text:style-name="P224"/>
      <text:p text:style-name="P225">func TestMultipleLetters(t *testing.T) {</text:p>
      <text:p text:style-name="P226"><text:tab/>auxTestLoop(t, &amp;multipleLetters)</text:p>
      <text:p text:style-name="P227">}</text:p>
      <text:p text:style-name="P228"/>
      <text:p text:style-name="P229">func TestDeadCases(t *testing.T) {</text:p>
      <text:p text:style-name="P230"><text:tab/>auxTestLoop(t, &amp;deadCases)</text:p>
      <text:p text:style-name="P231">}</text:p>
      <text:p text:style-name="P232"/>
      <text:p text:style-name="P233">func TestWildcardSingle(t *testing.T) {</text:p>
      <text:p text:style-name="P234"><text:tab/>auxTestLoop(t, &amp;wildcardSingle)</text:p>
      <text:p text:style-name="P235">}</text:p>
      <text:p text:style-name="P236"/>
      <text:p text:style-name="P237">func TestWildcardMultiple(t *testing.T) {</text:p>
      <text:p text:style-name="P238"><text:tab/>auxTestLoop(t, &amp;wildcardMultiple)</text:p>
      <text:p text:style-name="P239">}</text:p>
      <text:p text:style-name="P240"/>
      <text:p text:style-name="P241"/>
      <text:soft-page-break/>
      <text:p text:style-name="P242">Бенчмарк</text:p>
      <text:p text:style-name="P243"/>
      <text:p text:style-name="P244">package wildcard</text:p>
      <text:p text:style-name="P245"/>
      <text:p text:style-name="P246">import (</text:p>
      <text:p text:style-name="P247"><text:tab/>"strings"</text:p>
      <text:p text:style-name="P248"><text:tab/>"testing"</text:p>
      <text:p text:style-name="P249">)</text:p>
      <text:p text:style-name="P250"/>
      <text:p text:style-name="P251">var sourceString = `Lorem ipsum dolor sit amet,</text:p>
      <text:p text:style-name="P252">consectetuer adipiscing elit. Aenean commodo<text:s/></text:p>
      <text:p text:style-name="P253">ligula eget dolor. Aenean massa. Cum sociis<text:s/></text:p>
      <text:p text:style-name="P254">natoque penatibus et magnis dis parturient montes,<text:s/></text:p>
      <text:p text:style-name="P255">nascetur ridiculus mus. Donec quam felis,<text:s/></text:p>
      <text:p text:style-name="P256">ultricies nec, pellentesque eu, pretium quis, sem.<text:s/></text:p>
      <text:p text:style-name="P257">Nulla consequat massa quis enim. Donec pede justo,<text:s/></text:p>
      <text:p text:style-name="P258">fringilla vel, aliquet nec, vulputate eget, arcu.<text:s/></text:p>
      <text:p text:style-name="P259">In enim justo, rhoncus ut, imperdiet a, venenatis vitae,<text:s/></text:p>
      <text:p text:style-name="P260">justo. Nullam dictum felis eu pede mollis pretium.<text:s/></text:p>
      <text:p text:style-name="P261">Integer tincidunt. Cras dapibus. Vivamus elementum<text:s/></text:p>
      <text:p text:style-name="P262">semper nisi. Aenean vulputate eleifend tellus. Aenean<text:s/></text:p>
      <text:p text:style-name="P263">leo ligula, porttitor eu, consequat vitae, eleifend ac,<text:s/></text:p>
      <text:p text:style-name="P264">enim. Aliquam lorem ante, dapibus in, viverra quis,<text:s/></text:p>
      <text:p text:style-name="P265">feugiat a, tellus. Phasellus viverra nulla ut metus varius<text:s/></text:p>
      <text:p text:style-name="P266">laoreet. Quisque rutrum. Aenean imperdiet. Etiam ultricies<text:s/></text:p>
      <text:p text:style-name="P267">nisi vel augue. Curabitur ullamcorper ultricies nisi.<text:s/></text:p>
      <text:p text:style-name="P268">Nam eget dui. Etiam rhoncus. Maecenas tempus,<text:s/></text:p>
      <text:p text:style-name="P269">tellus eget condimentum rhoncus, sem quam semper libero,<text:s/></text:p>
      <text:p text:style-name="P270">sit amet adipiscing sem neque sed ipsum. Nam quam nunc,<text:s/></text:p>
      <text:p text:style-name="P271">blandit vel, luctus pulvinar, hendrerit id, lorem.<text:s/></text:p>
      <text:p text:style-name="P272">Maecenas nec odio et ante tincidunt tempus. Donec<text:s/></text:p>
      <text:p text:style-name="P273">vitae sapien ut libero venenatis faucibus. Nullam quis<text:s/></text:p>
      <text:p text:style-name="P274">ante. Etiam sit amet orci eget eros faucibus tincidunt.<text:s/></text:p>
      <text:p text:style-name="P275">Duis leo. Sed fringilla mauris sit amet nibh. Donec sodales<text:s/></text:p>
      <text:p text:style-name="P276">sagittis magna. Sed consequat, leo eget bibendum sodales,<text:s/></text:p>
      <text:p text:style-name="P277">augue velit cursus nunc.`</text:p>
      <text:p text:style-name="P278"/>
      <text:p text:style-name="P279">var simplePattern = `ma*sa`</text:p>
      <text:p text:style-name="P280">var frequentPattern = `a*a`</text:p>
      <text:p text:style-name="P281">var absentPattern = `abrakad*abra`</text:p>
      <text:p text:style-name="P282">var frequentLetter = `a`</text:p>
      <text:p text:style-name="P283"/>
      <text:p text:style-name="P284">func benchmarkMatch(b *testing.B, pattern string, srcMultiplier int) {</text:p>
      <text:p text:style-name="P285"><text:tab/>strA := []string{sourceString}</text:p>
      <text:p text:style-name="P286"><text:tab/>for i := 0; i &lt; srcMultiplier; i++ {</text:p>
      <text:p text:style-name="P287"><text:tab/><text:tab/>strA = append(strA, sourceString)</text:p>
      <text:p text:style-name="P288"><text:tab/>}</text:p>
      <text:p text:style-name="P289"><text:tab/>str := strings.Join(strA, "")</text:p>
      <text:p text:style-name="P290"><text:tab/>for n := 0; n &lt; b.N; n++ {</text:p>
      <text:p text:style-name="P291"><text:tab/><text:tab/>// run the Match function b.N times</text:p>
      <text:p text:style-name="P292"><text:tab/><text:tab/>Match(sourceString, str)</text:p>
      <text:p text:style-name="P293"><text:tab/>}</text:p>
      <text:p text:style-name="P294">}</text:p>
      <text:p text:style-name="P295"/>
      <text:p text:style-name="P296">func BenchmarkSingle(b *testing.B) <text:s text:c="11"/>{ benchmarkMatch(b, simplePattern, 0) }</text:p>
      <text:p text:style-name="P297">func BenchmarkFrequent(b *testing.B) <text:s text:c="9"/>{ benchmarkMatch(b, frequentPattern, 0) }</text:p>
      <text:p text:style-name="P298">func BenchmarkAbsent(b *testing.B) <text:s text:c="11"/>{ benchmarkMatch(b, absentPattern, 0) }</text:p>
      <text:p text:style-name="P299">func BenchmarkFrequentLetter(b *testing.B) <text:s text:c="3"/>{ benchmarkMatch(b, frequentLetter, 0) }</text:p>
      <text:soft-page-break/>
      <text:p text:style-name="P300">func BenchmarkSingle100(b *testing.B) <text:s text:c="8"/>{ benchmarkMatch(b, simplePattern, 100) }</text:p>
      <text:p text:style-name="P301">func BenchmarkFrequent100(b *testing.B) <text:s text:c="6"/>{ benchmarkMatch(b, frequentPattern, 100) }</text:p>
      <text:p text:style-name="P302">func BenchmarkAbsent100(b *testing.B) <text:s text:c="8"/>{ benchmarkMatch(b, absentPattern, 100) }</text:p>
      <text:p text:style-name="P303">func BenchmarkFrequentLetter100(b *testing.B) { benchmarkMatch(b, frequentLetter, 100) }</text:p>
      <text:p text:style-name="P304"/>
      <text:p text:style-name="P305"><text:span text:style-name="T306">Р</text:span><text:span text:style-name="T307">езультати<text:s/></text:span><text:span text:style-name="T308">go test –bench=.<text:s/></text:span></text:p>
      <text:p text:style-name="P309">goos: linux</text:p>
      <text:p text:style-name="P310">goarch: amd64</text:p>
      <text:p text:style-name="P311">pkg: github.com/sanchaez/kpi-lab-go/lab1/wildcard</text:p>
      <text:p text:style-name="P312">BenchmarkSingle-8 <text:s text:c="13"/><text:tab/><text:s text:c="2"/>300000<text:tab/><text:s text:c="6"/>5451 ns/op</text:p>
      <text:p text:style-name="P313">BenchmarkFrequent-8 <text:s text:c="11"/><text:tab/><text:s text:c="2"/>300000<text:tab/><text:s text:c="6"/>5453 ns/op</text:p>
      <text:p text:style-name="P314">BenchmarkAbsent-8 <text:s text:c="13"/><text:tab/><text:s text:c="2"/>300000<text:tab/><text:s text:c="6"/>5434 ns/op</text:p>
      <text:p text:style-name="P315">BenchmarkFrequentLetter-8 <text:s text:c="5"/><text:tab/><text:s text:c="2"/>300000<text:tab/><text:s text:c="6"/>5476 ns/op</text:p>
      <text:p text:style-name="P316">BenchmarkSingle100-8 <text:s text:c="10"/><text:tab/>20000000<text:tab/><text:s text:c="8"/>65.8 ns/op</text:p>
      <text:p text:style-name="P317">BenchmarkFrequent100-8 <text:s text:c="8"/><text:tab/>20000000<text:tab/><text:s text:c="8"/>65.5 ns/op</text:p>
      <text:p text:style-name="P318">BenchmarkAbsent100-8 <text:s text:c="10"/><text:tab/>20000000<text:tab/><text:s text:c="8"/>65.1 ns/op</text:p>
      <text:p text:style-name="P319">BenchmarkFrequentLetter100-8 <text:s text:c="2"/><text:tab/>20000000<text:tab/><text:s text:c="8"/>66.9 ns/op</text:p>
      <text:p text:style-name="P320">PASS</text:p>
      <text:p text:style-name="Standard"><text:span text:style-name="T321">ok <text:s/></text:span><text:span text:style-name="T322"><text:tab/>github.com/sanchaez/kpi-lab-go/lab1/wildcard</text:span><text:span text:style-name="T323"><text:tab/>12.342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er Shaposhnikov</meta:initial-creator>
    <dc:creator>Alexander Shaposhnikov</dc:creator>
    <meta:creation-date>2018-01-15T12:33:00Z</meta:creation-date>
    <dc:date>2018-01-15T12:35:00Z</dc:date>
    <meta:print-date>2018-01-15T12:28:00Z</meta:print-date>
    <meta:template xlink:href="Normal.dotm" xlink:type="simple"/>
    <meta:editing-cycles>5</meta:editing-cycles>
    <meta:editing-duration>PT120S</meta:editing-duration>
    <meta:document-statistic meta:page-count="7" meta:paragraph-count="16" meta:word-count="1232" meta:character-count="8245" meta:row-count="58" meta:non-whitespace-character-count="7029"/>
  </office:meta>
</office:document-meta>
</file>